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586cm" table:align="left"/>
    </style:style>
    <style:style style:name="Tabla1.A" style:family="table-column">
      <style:table-column-properties style:column-width="4.604cm"/>
    </style:style>
    <style:style style:name="Tabla1.B" style:family="table-column">
      <style:table-column-properties style:column-width="12.982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3c6f7" officeooo:paragraph-rsid="0013c6f7"/>
    </style:style>
    <style:style style:name="P2" style:family="paragraph" style:parent-style-name="Standard">
      <style:text-properties fo:font-weight="bold" officeooo:rsid="0013c6f7" officeooo:paragraph-rsid="0013c6f7" style:font-weight-asian="bold" style:font-weight-complex="bold"/>
    </style:style>
    <style:style style:name="P3" style:family="paragraph" style:parent-style-name="Standard">
      <style:text-properties fo:font-weight="bold" officeooo:rsid="00180fbc" officeooo:paragraph-rsid="00180fbc" style:font-weight-asian="bold" style:font-weight-complex="bold"/>
    </style:style>
    <style:style style:name="P4" style:family="paragraph" style:parent-style-name="Table_20_Contents">
      <style:text-properties officeooo:rsid="0013c6f7" officeooo:paragraph-rsid="0013c6f7"/>
    </style:style>
    <style:style style:name="P5" style:family="paragraph" style:parent-style-name="Table_20_Contents">
      <style:text-properties officeooo:rsid="0013c6f7" officeooo:paragraph-rsid="00155b5a"/>
    </style:style>
    <style:style style:name="P6" style:family="paragraph" style:parent-style-name="Table_20_Contents">
      <style:text-properties officeooo:rsid="00155b5a" officeooo:paragraph-rsid="00155b5a"/>
    </style:style>
    <style:style style:name="P7" style:family="paragraph" style:parent-style-name="Table_20_Contents">
      <style:text-properties officeooo:rsid="00155b5a" officeooo:paragraph-rsid="0016117b"/>
    </style:style>
    <style:style style:name="P8" style:family="paragraph" style:parent-style-name="Table_20_Contents">
      <style:text-properties officeooo:rsid="0016117b" officeooo:paragraph-rsid="0016117b"/>
    </style:style>
    <style:style style:name="P9" style:family="paragraph" style:parent-style-name="Table_20_Contents">
      <style:text-properties officeooo:rsid="0016fa69" officeooo:paragraph-rsid="0016fa69"/>
    </style:style>
    <style:style style:name="P10" style:family="paragraph" style:parent-style-name="Table_20_Contents">
      <style:text-properties officeooo:rsid="001781f5" officeooo:paragraph-rsid="001781f5"/>
    </style:style>
    <style:style style:name="P11" style:family="paragraph" style:parent-style-name="Table_20_Contents">
      <style:text-properties fo:font-weight="bold" officeooo:rsid="0016fa69" officeooo:paragraph-rsid="0016fa69" style:font-weight-asian="bold" style:font-weight-complex="bold"/>
    </style:style>
    <style:style style:name="P12" style:family="paragraph" style:parent-style-name="Table_20_Contents">
      <style:text-properties fo:font-weight="bold" officeooo:rsid="0013c6f7" officeooo:paragraph-rsid="0013c6f7" style:font-weight-asian="bold" style:font-weight-complex="bold"/>
    </style:style>
    <style:style style:name="T1" style:family="text">
      <style:text-properties officeooo:rsid="00155b5a"/>
    </style:style>
    <style:style style:name="T2" style:family="text">
      <style:text-properties officeooo:rsid="0016fa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ipografías</text:p>
      <text:p text:style-name="P1"/>
      <table:table table:name="Tabla1" table:style-name="Tabla1">
        <table:table-column table:style-name="Tabla1.A"/>
        <table:table-column table:style-name="Tabla1.B"/>
        <table:table-row table:style-name="TableLine2326784540320">
          <table:table-cell table:style-name="Tabla1.A1" office:value-type="string">
            <text:p text:style-name="P12">Font</text:p>
          </table:table-cell>
          <table:table-cell table:style-name="Tabla1.B1" office:value-type="string">
            <text:p text:style-name="P12">Texto</text:p>
          </table:table-cell>
        </table:table-row>
        <table:table-row table:style-name="TableLine2326784540320">
          <table:table-cell table:style-name="Tabla1.A2" office:value-type="string">
            <text:p text:style-name="P4">Roboto Black</text:p>
          </table:table-cell>
          <table:table-cell table:style-name="Tabla1.B2" office:value-type="string">
            <text:p text:style-name="Table_20_Contents">HOME <text:s text:c="6"/>ABOUT <text:s text:c="5"/>EXPERTISE <text:s text:c="6"/>TEAMS <text:s text:c="6"/>WORKS <text:s text:c="6"/>PEOPLE SAY <text:s text:c="6"/>CONTACT</text:p>
          </table:table-cell>
        </table:table-row>
        <table:table-row table:style-name="TableLine2326784540320">
          <table:table-cell table:style-name="Tabla1.A2" office:value-type="string">
            <text:p text:style-name="P4">Playfair Display Black</text:p>
          </table:table-cell>
          <table:table-cell table:style-name="Tabla1.B2" office:value-type="string">
            <text:p text:style-name="Table_20_Contents">We Are Awesome Creative Agency</text:p>
          </table:table-cell>
        </table:table-row>
        <table:table-row table:style-name="TableLine2326784540320">
          <table:table-cell table:style-name="Tabla1.A2" office:value-type="string">
            <text:p text:style-name="P6">Roboto Light</text:p>
          </table:table-cell>
          <table:table-cell table:style-name="Tabla1.B2" office:value-type="string">
            <text:p text:style-name="Table_20_Contents">This is Photoshop's version <text:s/>of Lorem Ipsum. Proin gravida nibh vel velit auctor aliquet. Aenean sollicitudin, lorem quis bibendum auctor, nisi elit consequat ipsum, nec sagittis sem nibh id elit. Duis sed odio sit amet nibh vulputate cursus a sit amet mauris. Morbi accumsan ipsum velit.</text:p>
          </table:table-cell>
        </table:table-row>
        <table:table-row table:style-name="TableLine2326784540320">
          <table:table-cell table:style-name="Tabla1.A2" office:value-type="string">
            <text:p text:style-name="P5">Roboto Black</text:p>
          </table:table-cell>
          <table:table-cell table:style-name="Tabla1.B2" office:value-type="string">
            <text:p text:style-name="P6">READ MORE</text:p>
          </table:table-cell>
        </table:table-row>
        <table:table-row table:style-name="TableLine2326784540320">
          <table:table-cell table:style-name="Tabla1.A2" office:value-type="string">
            <text:p text:style-name="P5">Playfair Display Black</text:p>
          </table:table-cell>
          <table:table-cell table:style-name="Tabla1.B2" office:value-type="string">
            <text:p text:style-name="P6">OUR STORY</text:p>
          </table:table-cell>
        </table:table-row>
        <table:table-row table:style-name="TableLine2326784540320">
          <table:table-cell table:style-name="Tabla1.A2" office:value-type="string">
            <text:p text:style-name="P6">Roboto Light</text:p>
          </table:table-cell>
          <table:table-cell table:style-name="Tabla1.B2" office:value-type="string">
            <text:p text:style-name="P6">This is Photoshop's version <text:s/>of Lorem Ipsum. Proin gravida nibh vel velit auctor aliquet. Aenean sollicitudin, lorem quis bibendum auctor, nisi elit consequat ipsum, nec sagittis sem nibh id elit. Duis sed odio sit amet nibh vulputate cursus</text:p>
            <text:p text:style-name="P6"/>
            <text:p text:style-name="P6">Morbi accumsan ipsum velit. Nam nec tellus a odio tincidunt auctor a ornare odio. Sed non <text:s/>mauris vitae erat consequat auctor eu in elit. Class aptent taciti sociosqu ad litora torquent per conubia nostra, per inceptos himenaeos.</text:p>
          </table:table-cell>
        </table:table-row>
        <table:table-row table:style-name="TableLine2326784540320">
          <table:table-cell table:style-name="Tabla1.A2" office:value-type="string">
            <text:p text:style-name="P5">Roboto Black</text:p>
          </table:table-cell>
          <table:table-cell table:style-name="Tabla1.B2" office:value-type="string">
            <text:p text:style-name="P6">READ MORE</text:p>
          </table:table-cell>
        </table:table-row>
        <table:table-row table:style-name="TableLine2326784540320">
          <table:table-cell table:style-name="Tabla1.A2" office:value-type="string">
            <text:p text:style-name="P5">Roboto Black</text:p>
          </table:table-cell>
          <table:table-cell table:style-name="Tabla1.B2" office:value-type="string">
            <text:p text:style-name="P6">WATCH OUR STORY</text:p>
          </table:table-cell>
        </table:table-row>
        <table:table-row table:style-name="TableLine2326784540320">
          <table:table-cell table:style-name="Tabla1.A2" office:value-type="string">
            <text:p text:style-name="P5">Playfair Display Black</text:p>
          </table:table-cell>
          <table:table-cell table:style-name="Tabla1.B2" office:value-type="string">
            <text:p text:style-name="P6">EXPERTISE</text:p>
          </table:table-cell>
        </table:table-row>
        <table:table-row table:style-name="TableLine2326784540320">
          <table:table-cell table:style-name="Tabla1.A2" office:value-type="string">
            <text:p text:style-name="P5">Playfair Display <text:span text:style-name="T1">Regular</text:span></text:p>
          </table:table-cell>
          <table:table-cell table:style-name="Tabla1.B2" office:value-type="string">
            <text:p text:style-name="P6">Lorem ipsum dolor sit amet proin gravida nibh vel velit</text:p>
          </table:table-cell>
        </table:table-row>
        <table:table-row table:style-name="TableLine2326784540320">
          <table:table-cell table:style-name="Tabla1.A2" office:value-type="string">
            <text:p text:style-name="P6">Roboto Black</text:p>
          </table:table-cell>
          <table:table-cell table:style-name="Tabla1.B2" office:value-type="string">
            <text:p text:style-name="P6">WEB DESIGN &amp; DEVELOPMENT</text:p>
          </table:table-cell>
        </table:table-row>
        <table:table-row table:style-name="TableLine2326784540320">
          <table:table-cell table:style-name="Tabla1.A2" office:value-type="string">
            <text:p text:style-name="P6">Roboto Light</text:p>
          </table:table-cell>
          <table:table-cell table:style-name="Tabla1.B2" office:value-type="string">
            <text:p text:style-name="P6">This is Photoshop's version <text:s/>of Lorem Ipsum. Proin gravida nibh vel velit auctor aliquet Aenean.</text:p>
          </table:table-cell>
        </table:table-row>
        <table:table-row table:style-name="TableLine2326784540320">
          <table:table-cell table:style-name="Tabla1.A2" office:value-type="string">
            <text:p text:style-name="P6">Roboto Black</text:p>
          </table:table-cell>
          <table:table-cell table:style-name="Tabla1.B2" office:value-type="string">
            <text:p text:style-name="P6">BRANDING IDENTITY</text:p>
          </table:table-cell>
        </table:table-row>
        <table:table-row table:style-name="TableLine2326784540320">
          <table:table-cell table:style-name="Tabla1.A2" office:value-type="string">
            <text:p text:style-name="P6">Roboto Black</text:p>
          </table:table-cell>
          <table:table-cell table:style-name="Tabla1.B2" office:value-type="string">
            <text:p text:style-name="P6">MOBILE APP</text:p>
          </table:table-cell>
        </table:table-row>
        <table:table-row table:style-name="TableLine2326784540320">
          <table:table-cell table:style-name="Tabla1.A2" office:value-type="string">
            <text:p text:style-name="P6">Roboto Black</text:p>
          </table:table-cell>
          <table:table-cell table:style-name="Tabla1.B2" office:value-type="string">
            <text:p text:style-name="P6">SEARCH ENGINE OPTIMIZATION</text:p>
          </table:table-cell>
        </table:table-row>
        <table:table-row table:style-name="TableLine2326784540320">
          <table:table-cell table:style-name="Tabla1.A2" office:value-type="string">
            <text:p text:style-name="P6">Roboto Black</text:p>
          </table:table-cell>
          <table:table-cell table:style-name="Tabla1.B2" office:value-type="string">
            <text:p text:style-name="P6">GAME DEVELOPMENT</text:p>
          </table:table-cell>
        </table:table-row>
        <table:table-row table:style-name="TableLine2326784540320">
          <table:table-cell table:style-name="Tabla1.A2" office:value-type="string">
            <text:p text:style-name="P6">Roboto Black</text:p>
          </table:table-cell>
          <table:table-cell table:style-name="Tabla1.B2" office:value-type="string">
            <text:p text:style-name="P6">MADE WITH LOVE</text:p>
          </table:table-cell>
        </table:table-row>
        <table:table-row table:style-name="TableLine2326784540320">
          <table:table-cell table:style-name="Tabla1.A2" office:value-type="string">
            <text:p text:style-name="P6">Roboto Light</text:p>
          </table:table-cell>
          <table:table-cell table:style-name="Tabla1.B2" office:value-type="string">
            <text:p text:style-name="P6">lorem quis bibendum auctor, nisi elit consequat ipsum, nec sagittis sem nibh elit. Duis sed odio sit amet auctror a ornare odio non mauris vitae erat in elit</text:p>
          </table:table-cell>
        </table:table-row>
        <table:table-row table:style-name="TableLine2326784540320">
          <table:table-cell table:style-name="Tabla1.A2" office:value-type="string">
            <text:p text:style-name="P6">Roboto Regular</text:p>
          </table:table-cell>
          <table:table-cell table:style-name="Tabla1.B2" office:value-type="string">
            <text:p text:style-name="P6">HELP <text:s text:c="8"/>TERMS &amp; CONDITION <text:s text:c="7"/>PRIVACY</text:p>
          </table:table-cell>
        </table:table-row>
        <table:table-row table:style-name="TableLine2326784540320">
          <table:table-cell table:style-name="Tabla1.A2" office:value-type="string">
            <text:p text:style-name="P6">Roboto Black</text:p>
          </table:table-cell>
          <table:table-cell table:style-name="Tabla1.B2" office:value-type="string">
            <text:p text:style-name="P6">OUR STUDIO</text:p>
          </table:table-cell>
        </table:table-row>
        <table:table-row table:style-name="TableLine2326784540320">
          <table:table-cell table:style-name="Tabla1.A2" office:value-type="string">
            <text:p text:style-name="P6">Roboto Light</text:p>
          </table:table-cell>
          <table:table-cell table:style-name="Tabla1.B2" office:value-type="string">
            <text:p text:style-name="P6">Ruko cucruk, Jl. Radio luar dalem jos No.12 - 13, Kalideres - Jakarta Barat</text:p>
            <text:p text:style-name="P6">11480 – Indonesia</text:p>
          </table:table-cell>
        </table:table-row>
        <text:soft-page-break/>
        <table:table-row table:style-name="TableLine2326784540320">
          <table:table-cell table:style-name="Tabla1.A2" office:value-type="string">
            <text:p text:style-name="P8">Roboto Light</text:p>
          </table:table-cell>
          <table:table-cell table:style-name="Tabla1.B2" office:value-type="string">
            <text:p text:style-name="P6">(+62) 21-2224 3333</text:p>
          </table:table-cell>
        </table:table-row>
        <table:table-row table:style-name="TableLine2326784540320">
          <table:table-cell table:style-name="Tabla1.A2" office:value-type="string">
            <text:p text:style-name="P7">Roboto Black</text:p>
          </table:table-cell>
          <table:table-cell table:style-name="Tabla1.B2" office:value-type="string">
            <text:p text:style-name="P6">STAY IN TOUCH</text:p>
          </table:table-cell>
        </table:table-row>
      </table:table>
      <text:p text:style-name="P1"/>
      <text:p text:style-name="P3">Colores</text:p>
      <text:p text:style-name="P1"/>
      <table:table table:name="Tabla2" table:style-name="Tabla2">
        <table:table-column table:style-name="Tabla2.A" table:number-columns-repeated="2"/>
        <table:table-row table:style-name="TableLine2326784396704">
          <table:table-cell table:style-name="Tabla2.A1" office:value-type="string">
            <text:p text:style-name="P11">Color</text:p>
          </table:table-cell>
          <table:table-cell table:style-name="Tabla2.B1" office:value-type="string">
            <text:p text:style-name="P11">Valor</text:p>
          </table:table-cell>
        </table:table-row>
        <table:table-row table:style-name="TableLine2326784396704">
          <table:table-cell table:style-name="Tabla2.A2" office:value-type="string">
            <text:p text:style-name="P9">Verde</text:p>
          </table:table-cell>
          <table:table-cell table:style-name="Tabla2.B2" office:value-type="string">
            <text:p text:style-name="Table_20_Contents"><text:span text:style-name="T2">#</text:span>00e0d0</text:p>
          </table:table-cell>
        </table:table-row>
        <table:table-row table:style-name="TableLine2326784396704">
          <table:table-cell table:style-name="Tabla2.A2" office:value-type="string">
            <text:p text:style-name="P9">Negro</text:p>
          </table:table-cell>
          <table:table-cell table:style-name="Tabla2.B2" office:value-type="string">
            <text:p text:style-name="Table_20_Contents"><text:span text:style-name="T2">#</text:span>413d4b</text:p>
          </table:table-cell>
        </table:table-row>
        <table:table-row table:style-name="TableLine2326784396704">
          <table:table-cell table:style-name="Tabla2.A2" office:value-type="string">
            <text:p text:style-name="P9">Gris</text:p>
          </table:table-cell>
          <table:table-cell table:style-name="Tabla2.B2" office:value-type="string">
            <text:p text:style-name="P9">#b5b5b6</text:p>
          </table:table-cell>
        </table:table-row>
        <table:table-row table:style-name="TableLine2326784396704">
          <table:table-cell table:style-name="Tabla2.A2" office:value-type="string">
            <text:p text:style-name="P10">Morado (borde del input y botón de enviar)</text:p>
          </table:table-cell>
          <table:table-cell table:style-name="Tabla2.B2" office:value-type="string">
            <text:p text:style-name="P10">#9a93ad</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0T11:40:17.414000000</meta:creation-date>
    <dc:date>2021-05-10T12:02:06.654000000</dc:date>
    <meta:editing-duration>PT11M36S</meta:editing-duration>
    <meta:editing-cycles>6</meta:editing-cycles>
    <meta:generator>LibreOffice/7.1.2.2$Windows_X86_64 LibreOffice_project/8a45595d069ef5570103caea1b71cc9d82b2aae4</meta:generator>
    <meta:document-statistic meta:table-count="2" meta:image-count="0" meta:object-count="0" meta:page-count="2" meta:paragraph-count="62" meta:word-count="313" meta:character-count="1959" meta:non-whitespace-character-count="1653"/>
  </office:meta>
</office:document-meta>
</file>